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ed1c24" style:font-name="DejaVu Sans" style:text-underline-style="solid" style:text-underline-width="auto" style:text-underline-color="font-color" fo:font-weight="bold" style:font-size-asian="10.5pt" style:font-weight-asian="bold" style:font-weight-complex="bold"/>
    </style:style>
    <style:style style:name="P2" style:family="paragraph" style:parent-style-name="Standard">
      <style:text-properties style:font-name="DejaVu Sans"/>
    </style:style>
    <style:style style:name="P3" style:family="paragraph" style:parent-style-name="Standard"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DejaVu Sans" fo:font-weight="bold" style:font-weight-asian="bold" style:font-weight-complex="bold"/>
    </style:style>
    <style:style style:name="P5" style:family="paragraph" style:parent-style-name="Heading_20_1">
      <style:text-properties style:font-name="DejaVu Sans"/>
    </style:style>
    <style:style style:name="T1" style:family="text">
      <style:text-properties fo:color="#a323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OAP</text:h>
      <text:p text:style-name="P2"/>
      <text:p text:style-name="P3">Server</text:p>
      <text:p text:style-name="P4"/>
      <text:p text:style-name="P2">New Project -&gt; JavaWeb -&gt; WebApplication -&gt; Java EE Version 6</text:p>
      <text:p text:style-name="P2">index non necessario</text:p>
      <text:p text:style-name="P2">METRO -&gt; si</text:p>
      <text:p text:style-name="P2"/>
      <text:p text:style-name="P2">Per aggiungere servizi</text:p>
      <text:p text:style-name="P2">Progetto (tasto dx) New -&gt; Web Services -&gt; WebService</text:p>
      <text:p text:style-name="P2">Inserire nome e package</text:p>
      <text:p text:style-name="P2"/>
      <text:p text:style-name="P2">Per aggiungere operazioni</text:p>
      <text:p text:style-name="P2">Navigare fino a Web Services (tasto dx) Add Operation</text:p>
      <text:p text:style-name="P2">Inserire Nome e tipo di ritorno</text:p>
      <text:p text:style-name="P2">Aggiungere parametri con nome e tipo di ritorno</text:p>
      <text:p text:style-name="P2"/>
      <text:p text:style-name="P2">Per modificare il WSDL</text:p>
      <text:p text:style-name="P2">Non necessario se non per valori di ritorno particolari</text:p>
      <text:p text:style-name="P2">Web-INF -&gt; wsdl -&gt; Servizio_schema.xsd</text:p>
      <text:p text:style-name="P2">Modificare i campi xs:element dei xs:complexType</text:p>
      <text:p text:style-name="P2">Poi nel .java ai parametri di #WebService aggiungere wsdlLocation = "WEB-INF/wsdl/Servizio.wsdl"</text:p>
      <text:p text:style-name="P2"/>
      <text:p text:style-name="P2">Quando il server parte, lascia una URL nell'output</text:p>
      <text:p text:style-name="P2">Appendere /Nome_Servizio per accedere al servizio</text:p>
      <text:p text:style-name="P2">Da li, si può accedere al WSDL</text:p>
      <text:p text:style-name="P2"/>
      <text:p text:style-name="P1">Client</text:p>
      <text:p text:style-name="P2"/>
      <text:p text:style-name="P2">New <text:span text:style-name="T1">Project</text:span> -&gt; Java -&gt; JavaApplication</text:p>
      <text:p text:style-name="P2">Sul client (tasto dx) New -&gt; WebServiceClient</text:p>
      <text:p text:style-name="P2">Scegliere la voce WSDL URL</text:p>
      <text:p text:style-name="P2">Incollare la URL ricavata precedentemente</text:p>
      <text:p text:style-name="P2">Per implementare il client, drag and drop dei servizi nel .java, poi chiamarli con il main</text:p>
      <text:p text:style-name="P2">Situati in Client -&gt; WebServiceReferences -&gt; Servizio -&gt; Operazion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REST</text:h>
      <text:p text:style-name="P2"/>
      <text:p text:style-name="P3">Server</text:p>
      <text:p text:style-name="P3"/>
      <text:p text:style-name="P2">New Project -&gt; JavaWeb -&gt; WebApplication -&gt; Java EE Version 6</text:p>
      <text:p text:style-name="P2"/>
      <text:p text:style-name="P2">Per aggiungere servizi</text:p>
      <text:p text:style-name="P2">Progetto (tasto dx) New -&gt; Web Services -&gt; RESTful Web Services from Patterns -&gt; Client-Controlled...</text:p>
      <text:p text:style-name="P2">Specificare nomi, package, container e MIME (tipo return)</text:p>
      <text:p text:style-name="P2"/>
      <text:p text:style-name="P2">Non modificare ApplicationConfig</text:p>
      <text:p text:style-name="P2">OggettoResource è il singolo oggetto</text:p>
      <text:p text:style-name="P2">Implementa GET, PUT (update) e DELETE</text:p>
      <text:p text:style-name="P2">OggettosResource è la collezione</text:p>
      <text:p text:style-name="P2">Implementa GET, POST (new elem) e quasi mai DELETE (purga la collezione)</text:p>
      <text:p text:style-name="P2"/>
      <text:p text:style-name="P3">Client</text:p>
      <text:p text:style-name="P2"/>
      <text:p text:style-name="P2">New Project -&gt; Java -&gt; JavaApplication</text:p>
      <text:p text:style-name="P2"/>
      <text:p text:style-name="P2">Aggiungere le librerie JAX-RS 2.0 e Jersey 2.5.1 da</text:p>
      <text:p text:style-name="P2">Client -&gt; Libraries -&gt; Add Library</text:p>
      <text:p text:style-name="P2"/>
      <text:p text:style-name="P2">Per aggiungere client</text:p>
      <text:p text:style-name="P2">Progetto (tasto dx) New -&gt; Restful Java Client</text:p>
      <text:p text:style-name="P2">Inserire nomee package</text:p>
      <text:p text:style-name="P2">Select Rest Resource, selezionare "From Project", browse nel server</text:p>
      <text:p text:style-name="P2"/>
      <text:p text:style-name="P2">Modificare il main</text:p>
      <text:p text:style-name="P2"/>
      <text:p text:style-name="P2"/>
      <text:p text:style-name="P2">Se si usa un database</text:p>
      <text:p text:style-name="P2"/>
      <text:p text:style-name="P2">I dati vengono acceduti attraverso query</text:p>
      <text:p text:style-name="P2">Usare la libreria sqlite-jdbc</text:p>
      <text:p text:style-name="P2">Alla creazione del database è necessario assegnare un path "jdbc:sqlite:/home/biar/RESTWS-database"</text:p>
      <text:p text:style-name="P2">Per le altre operazioni copiare e incollare dal creatore del database</text:p>
      <text:p text:style-name="P2">Nota sui prepared statement</text:p>
      <text:p text:style-name="P2">Inserimento dati - "insert into nomeTabella values (?, ?, ?);"</text:p>
      <text:p text:style-name="P2">Modifica dati - <text:s/>"UPDATE professor SET name = ? , surname = ? WHERE id = ?"</text:p>
      <text:p text:style-name="P2">Cancellazione dati - "DELETE FROM professor WHERE id = ?"</text:p>
      <text:p text:style-name="P2"/>
      <text:p text:style-name="P2"/>
      <text:p text:style-name="P2"/>
      <text:p text:style-name="P2"/>
      <text:h text:style-name="Heading_20_1" text:outline-level="1"><text:soft-page-break/>JMS</text:h>
      <text:p text:style-name="P2">Alla creazione di un subscriber in session.createSubscriber(destination, query, true) passare come query</text:p>
      <text:p text:style-name="P2">Param = "val" AND Param2 = "val2"</text:p>
      <text:p text:style-name="P2">Usualmente gli ID sono "Name"</text:p>
      <text:p text:style-name="P2">Implementare la logica dell' onMessage</text:p>
      <text:p text:style-name="P2"/>
      <text:p text:style-name="P2"/>
      <text:h text:style-name="Heading_20_1" text:outline-level="1">Logging</text:h>
      <text:p text:style-name="P2">private final static Logger LOGGER = Logger.getLogger(NOME);</text:p>
      <text:p text:style-name="P2">LOGGER.info(MESSAGGIO);</text:p>
      <text:p text:style-name="P2"/>
      <text:p text:style-name="P2"/>
      <text:h text:style-name="Heading_20_1" text:outline-level="1">Hadoop</text:h>
      <text:p text:style-name="P2">Demoni start-dfs.sh &amp;&amp; start-yarn.sh</text:p>
      <text:p text:style-name="P2">Compilazione javac WordCount.java -cp $(hadoop classpath)</text:p>
      <text:p text:style-name="P2">Archiviazione jar cf WordCount.jar *.class</text:p>
      <text:p text:style-name="P2">Caricamento dell'input hadoop fs -put MidSummerNightsDream.txt /in.txt</text:p>
      <text:p text:style-name="P2">Esecuzione dell'applicativo yarn jar WordCount.jar WordCount /in.txt /out</text:p>
      <text:p text:style-name="P2">Visualizzazione output hadoop fs -cat /out/part-r-00000 | less</text:p>
      <text:p text:style-name="P2">Rimozione file hadoop fs -rm -r -f /out</text:p>
      <text:p text:style-name="P2"/>
      <text:p text:style-name="P2">Per tipi personalizzati</text:p>
      <text:p text:style-name="P2">implementare l'interfaccia Writable</text:p>
      <text:p text:style-name="P2">implementare le funzioni readFields e write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6:20:05.859023540</meta:creation-date>
    <dc:date>2020-01-19T16:48:22.163438900</dc:date>
    <meta:editing-duration>PT18M6S</meta:editing-duration>
    <meta:editing-cycles>1</meta:editing-cycles>
    <meta:document-statistic meta:table-count="0" meta:image-count="0" meta:object-count="0" meta:page-count="3" meta:paragraph-count="75" meta:word-count="458" meta:character-count="3082" meta:non-whitespace-character-count="2698"/>
    <meta:generator>LibreOffice/6.0.7.3$Linux_X86_64 LibreOffice_project/00m0$Build-3</meta:generator>
  </office:meta>
</office:document-meta>
</file>